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70000025E5E22D45B7F528BCE.png" manifest:media-type="image/png"/>
  <manifest:file-entry manifest:full-path="Pictures/10000001000005D700000258C9E5CDE562C3CC56.png" manifest:media-type="image/png"/>
  <manifest:file-entry manifest:full-path="Pictures/100000010000030000000143B679E08A511E242E.png" manifest:media-type="image/png"/>
  <manifest:file-entry manifest:full-path="Pictures/100000010000048A000001212E26C5CE0DE6A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4d2c5" officeooo:paragraph-rsid="0014d2c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5444a" officeooo:paragraph-rsid="0015444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5e392" officeooo:paragraph-rsid="0015e39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d2c5" officeooo:paragraph-rsid="0014d2c5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 – 15</text:p>
      <text:p text:style-name="P1"/>
      <text:p text:style-name="P1">1)</text:p>
      <text:p text:style-name="P1"/>
      <text:p text:style-name="P2"/>
      <text:p text:style-name="P2"><draw:frame draw:style-name="fr1" draw:name="Image1" text:anchor-type="char" svg:width="17cm" svg:height="4.706cm" draw:z-index="0"><draw:image xlink:href="Pictures/100000010000048A000001212E26C5CE0DE6AD6F.png" xlink:type="simple" xlink:show="embed" xlink:actuate="onLoad" draw:mime-type="image/png"/></draw:frame><text:s text:c="127"/></text:p>
      <text:p text:style-name="P2"><draw:frame draw:style-name="fr1" draw:name="Image2" text:anchor-type="char" svg:width="17cm" svg:height="4.722cm" draw:z-index="1"><draw:image xlink:href="Pictures/100000010000030000000143B679E08A511E242E.png" xlink:type="simple" xlink:show="embed" xlink:actuate="onLoad" draw:mime-type="image/png"/></draw:frame><text:s text:c="150"/></text:p>
      <text:p text:style-name="P2">2)</text:p>
      <text:p text:style-name="P2"/>
      <text:p text:style-name="P2"><text:s/><draw:frame draw:style-name="fr1" draw:name="Image3" text:anchor-type="char" svg:width="17cm" svg:height="7.445cm" draw:z-index="2"><draw:image xlink:href="Pictures/10000001000005D700000258C9E5CDE562C3CC56.png" xlink:type="simple" xlink:show="embed" xlink:actuate="onLoad" draw:mime-type="image/png"/></draw:frame><text:s text:c="124"/></text:p>
      <text:p text:style-name="P2"/>
      <text:p text:style-name="P2"/>
      <text:p text:style-name="P2"/>
      <text:p text:style-name="P3"><text:soft-page-break/>3)</text:p>
      <text:p text:style-name="P3"/>
      <text:p text:style-name="P3"><draw:frame draw:style-name="fr1" draw:name="Image4" text:anchor-type="char" svg:width="17cm" svg:height="7.779cm" draw:z-index="3"><draw:image xlink:href="Pictures/10000001000005570000025E5E22D45B7F528B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3:20:41.853821502</meta:creation-date>
    <dc:date>2024-03-15T00:05:57.555891844</dc:date>
    <meta:editing-duration>PT29M5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6" meta:character-count="427" meta:non-whitespace-character-count="22"/>
  </office:meta>
</office:document-meta>
</file>